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text-underline-style="non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0cm" svg:height="1.2cm" svg:x="9.6cm" svg:y="1.3cm">
          <text:p text:style-name="P1"><text:span text:style-name="T1">Atraer muchos de usuari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7.8cm" svg:height="1cm" svg:x="9.9cm" svg:y="4.7cm">
          <text:p text:style-name="P1"><text:span text:style-name="T1">Buen servicio a usuari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" draw:id="id3" draw:layer="layout" svg:width="6.7cm" svg:height="1.1cm" svg:x="3.6cm" svg:y="7.4cm">
          <text:p text:style-name="P1"><text:span text:style-name="T1">Interfaz con el </text:span></text:p>
          <text:p text:style-name="P1"><text:span text:style-name="T1">usuario adecuad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5" draw:id="id5" draw:layer="layout" svg:width="4.8cm" svg:height="1cm" svg:x="1.3cm" svg:y="10.8cm">
          <text:p text:style-name="P1"><text:span text:style-name="T1">Interfaz robus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7" draw:id="id7" draw:layer="layout" svg:width="6.6cm" svg:height="1.1cm" svg:x="6.1cm" svg:y="10.9cm">
          <text:p text:style-name="P1"><text:span text:style-name="T1">Interfaz fácil de usa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4" draw:id="id14" draw:layer="layout" svg:width="6.2cm" svg:height="0.8cm" svg:x="1cm" svg:y="13.8cm">
          <text:p text:style-name="P1"><text:span text:style-name="T1">Tolerancia a falla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8" draw:id="id8" draw:layer="layout" svg:width="6.6cm" svg:height="1.1cm" svg:x="1.053cm" svg:y="16.242cm">
          <text:p text:style-name="P1"><text:span text:style-name="T1">comunicación con</text:span></text:p>
          <text:p text:style-name="P1"><text:span text:style-name="T1">pocas falla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1" draw:id="id11" draw:layer="layout" svg:width="6.3cm" svg:height="1.2cm" svg:x="2cm" svg:y="18.4cm">
          <text:p text:style-name="P1"><text:span text:style-name="T1">Ofrecer servicios </text:span></text:p>
          <text:p text:style-name="P1"><text:span text:style-name="T1">por interfaz we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0" draw:id="id10" draw:layer="layout" svg:width="7.8cm" svg:height="1.3cm" svg:x="8cm" svg:y="16cm">
          <text:p text:style-name="P1"><text:span text:style-name="T1">Ofrecer servicios por</text:span></text:p>
          <text:p text:style-name="P1"><text:span text:style-name="T1"><text:s/></text:span><text:span text:style-name="T1">teléfon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xml:id="id1" draw:id="id1" draw:layer="layout" svg:x1="15.3cm" svg:y1="3.8cm" svg:x2="15.3cm" svg:y2="2.5cm">
          <text:p/>
        </draw:line>
        <draw:connector draw:style-name="gr3" draw:text-style-name="P2" draw:layer="layout" draw:type="line" svg:x1="15.3cm" svg:y1="3.8cm" svg:x2="13.8cm" svg:y2="4.7cm" draw:start-shape="id1" draw:start-glue-point="2" draw:end-shape="id2" draw:end-glue-point="5" svg:d="m15300 3800-1500 900">
          <text:p/>
        </draw:connector>
        <draw:line draw:style-name="gr2" draw:text-style-name="P2" xml:id="id4" draw:id="id4" draw:layer="layout" svg:x1="13.8cm" svg:y1="6.9cm" svg:x2="13.9cm" svg:y2="5.7cm">
          <text:p/>
        </draw:line>
        <draw:connector draw:style-name="gr3" draw:text-style-name="P2" draw:layer="layout" draw:type="line" svg:x1="6.95cm" svg:y1="7.4cm" svg:x2="13.85cm" svg:y2="6.9cm" draw:start-shape="id3" draw:start-glue-point="5" draw:end-shape="id4" draw:end-glue-point="2" svg:d="m6950 7400 6900-500">
          <text:p/>
        </draw:connector>
        <draw:line draw:style-name="gr2" draw:text-style-name="P2" xml:id="id6" draw:id="id6" draw:layer="layout" svg:x1="7.1cm" svg:y1="10.2cm" svg:x2="7.1cm" svg:y2="8.6cm">
          <text:p/>
        </draw:line>
        <draw:connector draw:style-name="gr3" draw:text-style-name="P2" draw:layer="layout" draw:type="line" svg:x1="4.3cm" svg:y1="10.8cm" svg:x2="7.1cm" svg:y2="10.2cm" draw:start-shape="id5" draw:start-glue-point="4" draw:end-shape="id6" draw:end-glue-point="2" svg:d="m4300 10800 2800-600">
          <text:p/>
        </draw:connector>
        <draw:connector draw:style-name="gr3" draw:text-style-name="P2" draw:layer="layout" draw:type="line" svg:x1="9.4cm" svg:y1="10.9cm" svg:x2="7.1cm" svg:y2="10.2cm" draw:start-shape="id7" draw:start-glue-point="5" draw:end-shape="id6" draw:end-glue-point="2" svg:d="m9400 10900-2300-700">
          <text:p/>
        </draw:connector>
        <draw:line draw:style-name="gr2" draw:text-style-name="P2" xml:id="id9" draw:id="id9" draw:layer="layout" svg:x1="6.4cm" svg:y1="15.4cm" svg:x2="6.4cm" svg:y2="14.2cm">
          <text:p/>
        </draw:line>
        <draw:connector draw:style-name="gr3" draw:text-style-name="P2" draw:layer="layout" draw:type="line" svg:x1="4.353cm" svg:y1="16.242cm" svg:x2="6.4cm" svg:y2="15.4cm" draw:start-shape="id8" draw:start-glue-point="5" draw:end-shape="id9" draw:end-glue-point="2" svg:d="m4353 16242 2047-842">
          <text:p/>
        </draw:connector>
        <draw:connector draw:style-name="gr3" draw:text-style-name="P2" draw:layer="layout" draw:type="line" svg:x1="8.975cm" svg:y1="16.65cm" svg:x2="6.4cm" svg:y2="15.4cm" draw:start-shape="id10" draw:start-glue-point="9" draw:end-shape="id9" draw:end-glue-point="2" svg:d="m8975 16650-2575-1250">
          <text:p/>
        </draw:connector>
        <draw:custom-shape draw:style-name="gr1" draw:text-style-name="P3" xml:id="id12" draw:id="id12" draw:layer="layout" svg:width="3.5cm" svg:height="0.8cm" svg:x="9.8cm" svg:y="19.1cm">
          <text:p text:style-name="P1"><text:span text:style-name="T2">TecnoTax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2" draw:layer="layout" draw:type="line" svg:x1="7.513cm" svg:y1="19cm" svg:x2="9.8cm" svg:y2="19.5cm" draw:start-shape="id11" draw:start-glue-point="6" draw:end-shape="id12" draw:end-glue-point="5" svg:d="m7513 19000 2287 500">
          <text:p/>
        </draw:connector>
        <draw:connector draw:style-name="gr3" draw:text-style-name="P2" draw:layer="layout" draw:type="line" svg:x1="13.3cm" svg:y1="18.5cm" svg:x2="11.9cm" svg:y2="17.3cm" draw:start-shape="id13" draw:start-glue-point="5" draw:end-shape="id10" draw:end-glue-point="8" svg:d="m13300 18500-1400-1200">
          <text:p/>
        </draw:connector>
        <draw:line draw:style-name="gr2" draw:text-style-name="P2" xml:id="id15" draw:id="id15" draw:layer="layout" svg:x1="3.8cm" svg:y1="13cm" svg:x2="3.6cm" svg:y2="11.9cm">
          <text:p/>
        </draw:line>
        <draw:connector draw:style-name="gr3" draw:text-style-name="P2" draw:layer="layout" draw:type="line" svg:x1="4.1cm" svg:y1="13.8cm" svg:x2="3.7cm" svg:y2="13cm" draw:start-shape="id14" draw:start-glue-point="5" draw:end-shape="id15" draw:end-glue-point="2" svg:d="m4100 13800-400-800">
          <text:p/>
        </draw:connector>
        <draw:line draw:style-name="gr2" draw:text-style-name="P2" draw:layer="layout" svg:x1="5.6cm" svg:y1="18.3cm" svg:x2="4.3cm" svg:y2="17.3cm">
          <text:p/>
        </draw:line>
        <draw:line draw:style-name="gr2" draw:text-style-name="P2" xml:id="id16" draw:id="id16" draw:layer="layout" svg:x1="9.6cm" svg:y1="14.1cm" svg:x2="9.4cm" svg:y2="12cm">
          <text:p/>
        </draw:line>
        <draw:connector draw:style-name="gr3" draw:text-style-name="P2" draw:layer="layout" draw:type="line" svg:x1="11.9cm" svg:y1="16cm" svg:x2="9.5cm" svg:y2="14.1cm" draw:start-shape="id10" draw:start-glue-point="5" draw:end-shape="id16" draw:end-glue-point="2" svg:d="m11900 16000-2400-1900">
          <text:p/>
        </draw:connector>
        <draw:custom-shape draw:style-name="gr1" draw:text-style-name="P2" xml:id="id17" draw:id="id17" draw:layer="layout" svg:width="6.2cm" svg:height="1cm" svg:x="8.2cm" svg:y="8.5cm">
          <text:p text:style-name="P1"><text:span text:style-name="T1">Tener perfiles </text:span></text:p>
          <text:p text:style-name="P1"><text:span text:style-name="T1">para cada cliente</text:span></text:p>
          <draw:enhanced-geometry svg:viewBox="0 0 21600 21600" draw:glue-points="?f6 0 10800 ?f8 ?f11 10800 ?f9 21600 10800 ?f10 ?f5 10800" draw:text-areas="?f3 ?f3 ?f4 ?f4" draw:type="parallelogram" draw:modifiers="5381.412883133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3.7cm" svg:y1="10.5cm" svg:x2="13.3cm" svg:y2="9.1cm">
          <text:p/>
        </draw:line>
        <draw:custom-shape draw:style-name="gr1" draw:text-style-name="P2" draw:layer="layout" svg:width="0.7cm" svg:height="0.8cm" svg:x="13.352cm" svg:y="10.59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1.3cm" svg:y1="8.5cm" svg:x2="13.85cm" svg:y2="6.9cm" draw:start-shape="id17" draw:start-glue-point="5" draw:end-shape="id4" draw:end-glue-point="2" svg:d="m11300 8500 2550-1600">
          <text:p/>
        </draw:connector>
        <draw:custom-shape draw:style-name="gr1" draw:text-style-name="P2" xml:id="id18" draw:id="id18" draw:layer="layout" svg:width="5.6cm" svg:height="1.4cm" svg:x="19.6cm" svg:y="8.7cm">
          <text:p text:style-name="P1"><text:span text:style-name="T1">Usuario puede </text:span></text:p>
          <text:p text:style-name="P1"><text:span text:style-name="T1">cancelar viaj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20.3cm" svg:y1="9.4cm" svg:x2="13.85cm" svg:y2="6.9cm" draw:start-shape="id18" draw:start-glue-point="9" draw:end-shape="id4" draw:end-glue-point="2" svg:d="m20300 9400-6450-2500">
          <text:p/>
        </draw:connector>
        <draw:line draw:style-name="gr2" draw:text-style-name="P2" draw:layer="layout" svg:x1="23.9cm" svg:y1="11.9cm" svg:x2="23.1cm" svg:y2="10.2cm">
          <text:p/>
        </draw:line>
        <draw:custom-shape draw:style-name="gr1" draw:text-style-name="P2" draw:layer="layout" svg:width="0.8cm" svg:height="0.8cm" svg:x="23.6cm" svg:y="1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5.9cm" svg:height="1.3cm" svg:x="14.7cm" svg:y="11.2cm">
          <text:p text:style-name="P1"><text:span text:style-name="T1">Usuario realiza </text:span></text:p>
          <text:p text:style-name="P1"><text:span text:style-name="T1">viaje satisfactori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7.65cm" svg:y1="11.2cm" svg:x2="13.85cm" svg:y2="6.9cm" draw:start-shape="id19" draw:start-glue-point="5" draw:end-shape="id4" draw:end-glue-point="2" svg:d="m17650 11200-3800-4300">
          <text:p/>
        </draw:connector>
        <draw:line draw:style-name="gr2" draw:text-style-name="P2" draw:layer="layout" svg:x1="19.3cm" svg:y1="13.6cm" svg:x2="18.1cm" svg:y2="12.5cm">
          <text:p/>
        </draw:line>
        <draw:custom-shape draw:style-name="gr1" draw:text-style-name="P2" draw:layer="layout" svg:width="0.8cm" svg:height="0.9cm" svg:x="19.2cm" svg:y="13.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3" draw:id="id13" draw:layer="layout" svg:width="3.5cm" svg:height="0.8cm" svg:x="13.3cm" svg:y="18.1cm">
          <text:p text:style-name="P1"><text:span text:style-name="T2">TecnoTax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9T23:54:56</meta:creation-date>
    <dc:date>2014-10-20T03:00:02</dc:date>
    <meta:editing-duration>PT5M6S</meta:editing-duration>
    <meta:editing-cycles>2</meta:editing-cycles>
    <meta:generator>LibreOffice/3.5$Linux_X86_64 LibreOffice_project/350m1$Build-2</meta:generator>
    <meta:document-statistic meta:object-count="40"/>
  </office:meta>
</office:document-meta>
</file>